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42654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42654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28da7" officeooo:paragraph-rsid="0042654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6edbf" officeooo:paragraph-rsid="0042654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5d1405" officeooo:paragraph-rsid="005d140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305128" officeooo:paragraph-rsid="0042654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626b74" officeooo:paragraph-rsid="00626b74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italic" fo:font-weight="normal" officeooo:rsid="005d1405" officeooo:paragraph-rsid="005d1405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italic" fo:font-weight="normal" officeooo:rsid="0026edbf" officeooo:paragraph-rsid="005d1405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italic" fo:font-weight="normal" officeooo:rsid="005af678" officeooo:paragraph-rsid="005af678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26edbf" officeooo:paragraph-rsid="0049d3f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5d1405" officeooo:paragraph-rsid="00426540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28da7" officeooo:paragraph-rsid="00426540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28da7" officeooo:paragraph-rsid="00654d5f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28da7" officeooo:paragraph-rsid="00426540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ef259" officeooo:paragraph-rsid="00654d5f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bead1" officeooo:paragraph-rsid="00654d5f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e00c6" officeooo:paragraph-rsid="00654d5f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bold" officeooo:rsid="0050d28d" officeooo:paragraph-rsid="00654d5f" style:font-size-asian="12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428da7" officeooo:paragraph-rsid="00426540"/>
    </style:style>
    <style:style style:name="P21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officeooo:rsid="00646a39" officeooo:paragraph-rsid="00646a39"/>
    </style:style>
    <style:style style:name="P22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officeooo:paragraph-rsid="00426540"/>
    </style:style>
    <style:style style:name="P23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officeooo:paragraph-rsid="004d615f"/>
    </style:style>
    <style:style style:name="P24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officeooo:paragraph-rsid="00426540"/>
    </style:style>
    <style:style style:name="P25" style:family="paragraph" style:parent-style-name="Standard" style:list-style-name="L8">
      <style:paragraph-properties fo:text-align="start" style:justify-single-word="false"/>
      <style:text-properties style:text-line-through-style="solid" style:text-line-through-type="single" officeooo:paragraph-rsid="005af678"/>
    </style:style>
    <style:style style:name="P26" style:family="paragraph" style:parent-style-name="Standard" style:list-style-name="L9">
      <style:paragraph-properties fo:text-align="start" style:justify-single-word="false"/>
      <style:text-properties style:text-line-through-style="solid" style:text-line-through-type="single" officeooo:paragraph-rsid="00626b74"/>
    </style:style>
    <style:style style:name="P27" style:family="paragraph" style:parent-style-name="Standard" style:list-style-name="L10">
      <style:paragraph-properties fo:text-align="start" style:justify-single-word="false"/>
      <style:text-properties style:text-line-through-style="solid" style:text-line-through-type="single" officeooo:paragraph-rsid="00626b74"/>
    </style:style>
    <style:style style:name="P28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d615f" officeooo:paragraph-rsid="004d615f" style:font-size-asian="12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d615f" officeooo:paragraph-rsid="004e00c6" style:font-size-asian="12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e71d9" officeooo:paragraph-rsid="0049d3f6" style:font-size-asian="12pt" style:font-weight-asian="normal" style:font-size-complex="12pt" style:font-weight-complex="normal"/>
    </style:style>
    <style:style style:name="P31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5af678" officeooo:paragraph-rsid="005af678" style:font-size-asian="12pt" style:font-weight-asian="normal" style:font-size-complex="12pt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fo:font-size="12pt" officeooo:paragraph-rsid="005d1405" style:font-size-asian="12pt" style:font-size-complex="12pt"/>
    </style:style>
    <style:style style:name="P33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fo:font-size="12pt" officeooo:paragraph-rsid="005af678" style:font-size-asian="12pt" style:font-size-complex="12pt"/>
    </style:style>
    <style:style style:name="P34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fo:font-size="12pt" officeooo:rsid="005cbbc3" officeooo:paragraph-rsid="005cbbc3" style:font-size-asian="12pt" style:font-size-complex="12pt"/>
    </style:style>
    <style:style style:name="P35" style:family="paragraph" style:parent-style-name="Standard" style:list-style-name="L11">
      <style:paragraph-properties fo:text-align="start" style:justify-single-word="false"/>
      <style:text-properties style:text-line-through-style="solid" style:text-line-through-type="single" style:font-name="DejaVu Sans Condensed" fo:font-size="12pt" officeooo:rsid="00626b74" officeooo:paragraph-rsid="00626b74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officeooo:paragraph-rsid="006b61f8"/>
    </style:style>
    <style:style style:name="P3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b61f8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b61f8" style:font-weight-asian="bold" style:font-weight-complex="bold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d615f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e00c6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40dbd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cbbc3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3ef259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29ced8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393420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428da7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4b6655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5af678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5d1405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49d3f6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4786ac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615c93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4d615f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40db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426540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3ae0d7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4b6655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393420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428da7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3ea0ad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3ef259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674b75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6944e2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6a4ca1" style:font-size-asian="12pt" style:font-weight-asian="bold" style:font-size-complex="12pt" style:font-weight-complex="bold"/>
    </style:style>
    <style:style style:name="T33" style:family="text">
      <style:text-properties officeooo:rsid="00428da7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49d3f6" style:font-weight-asian="bold" style:font-weight-complex="bold"/>
    </style:style>
    <style:style style:name="T36" style:family="text">
      <style:text-properties fo:font-weight="bold" officeooo:rsid="00428da7" style:font-weight-asian="bold" style:font-weight-complex="bold"/>
    </style:style>
    <style:style style:name="T37" style:family="text">
      <style:text-properties fo:font-weight="bold" officeooo:rsid="004d0cd5" style:font-weight-asian="bold" style:font-weight-complex="bold"/>
    </style:style>
    <style:style style:name="T38" style:family="text">
      <style:text-properties fo:font-weight="bold" officeooo:rsid="004d615f" style:font-weight-asian="bold" style:font-weight-complex="bold"/>
    </style:style>
    <style:style style:name="T39" style:family="text">
      <style:text-properties fo:font-weight="bold" officeooo:rsid="00654d5f" style:font-weight-asian="bold" style:font-weight-complex="bold"/>
    </style:style>
    <style:style style:name="T40" style:family="text">
      <style:text-properties officeooo:rsid="0049d3f6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428da7" style:font-weight-asian="normal" style:font-weight-complex="normal"/>
    </style:style>
    <style:style style:name="T43" style:family="text">
      <style:text-properties fo:font-weight="normal" officeooo:rsid="0049d3f6" style:font-weight-asian="normal" style:font-weight-complex="normal"/>
    </style:style>
    <style:style style:name="T44" style:family="text">
      <style:text-properties fo:font-weight="normal" officeooo:rsid="005cbbc3" style:font-weight-asian="normal" style:font-weight-complex="normal"/>
    </style:style>
    <style:style style:name="T45" style:family="text">
      <style:text-properties fo:font-weight="normal" officeooo:rsid="005d1405" style:font-weight-asian="normal" style:font-weight-complex="normal"/>
    </style:style>
    <style:style style:name="T46" style:family="text">
      <style:text-properties fo:font-weight="normal" officeooo:rsid="004e00c6" style:font-weight-asian="normal" style:font-weight-complex="normal"/>
    </style:style>
    <style:style style:name="T47" style:family="text">
      <style:text-properties officeooo:rsid="004e00c6"/>
    </style:style>
    <style:style style:name="T48" style:family="text">
      <style:text-properties officeooo:rsid="004e71d9"/>
    </style:style>
    <style:style style:name="T49" style:family="text">
      <style:text-properties officeooo:rsid="005d1405"/>
    </style:style>
    <style:style style:name="T50" style:family="text">
      <style:text-properties officeooo:rsid="006005be"/>
    </style:style>
    <style:style style:name="T51" style:family="text">
      <style:text-properties officeooo:rsid="005f08b8"/>
    </style:style>
    <style:style style:name="T52" style:family="text">
      <style:text-properties officeooo:rsid="005f5b1b"/>
    </style:style>
    <style:style style:name="T53" style:family="text">
      <style:text-properties officeooo:rsid="0029ced8"/>
    </style:style>
    <style:style style:name="T54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7">1<text:span text:style-name="T54">xx</text:span> - Controls</text:p>
          </table:table-cell>
          <table:table-cell table:style-name="Table1.B1" office:value-type="string">
            <text:p text:style-name="P38">2xx - Ground</text:p>
          </table:table-cell>
          <table:table-cell table:style-name="Table1.B1" office:value-type="string">
            <text:p text:style-name="P38">3xx - Flight</text:p>
          </table:table-cell>
          <table:table-cell table:style-name="Table1.B1" office:value-type="string">
            <text:p text:style-name="P38">4xx - A2A</text:p>
          </table:table-cell>
          <table:table-cell table:style-name="Table1.E1" office:value-type="string">
            <text:p text:style-name="P38">5xx - A2G</text:p>
          </table:table-cell>
          <table:table-cell table:style-name="Table1.F1" office:value-type="string">
            <text:p text:style-name="P38">6xx - Misc</text:p>
          </table:table-cell>
        </table:table-row>
      </table:table>
      <text:p text:style-name="P36"><text:span text:style-name="T31">5</text:span><text:span text:style-name="T32">0</text:span><text:span text:style-name="T30">2</text:span><text:span text:style-name="T19"> - </text:span><text:span text:style-name="T20">A/G</text:span><text:span text:style-name="T21"> - </text:span><text:span text:style-name="T22">Cannon</text:span><text:span text:style-name="T23">, </text:span><text:span text:style-name="T24">Bombs, Rockets</text:span></text:p>
      <text:p text:style-name="P1"/>
      <text:p text:style-name="P1">All</text:p>
      <text:list text:style-name="L1">
        <text:list-item>
          <text:p text:style-name="P13">Press <text:span text:style-name="T34">B4</text:span> to set <text:span text:style-name="T34">A/G Master Mode</text:span></text:p>
        </text:list-item>
        <text:list-item>
          <text:p text:style-name="P20"><text:span text:style-name="T1">Press </text:span><text:span text:style-name="T16">Lower Gray Hat</text:span><text:span text:style-name="T1"> to </text:span><text:span text:style-name="T16">cycle weapons</text:span></text:p>
        </text:list-item>
      </text:list>
      <text:list text:style-name="L2">
        <text:list-item>
          <text:p text:style-name="P14">Selected weapon is shown <text:span text:style-name="T40">on the HUD in English, and </text:span>in the armament panel with lights and letters:</text:p>
          <text:list>
            <text:list-item>
              <text:p text:style-name="P16"><text:span text:style-name="T34">Б</text:span> <text:span text:style-name="T33">=</text:span> bombs</text:p>
            </text:list-item>
            <text:list-item>
              <text:p text:style-name="P16"><text:span text:style-name="T34">УР</text:span> <text:span text:style-name="T33">=</text:span> missiles</text:p>
            </text:list-item>
            <text:list-item>
              <text:p text:style-name="P16"><text:span text:style-name="T34">НРС</text:span> <text:span text:style-name="T33">= </text:span>rockets</text:p>
            </text:list-item>
            <text:list-item>
              <text:p text:style-name="P16"><text:span text:style-name="T34">ВПУ</text:span> <text:span text:style-name="T33">= gun, remaining rounds shown in the l</text:span>ower right of the panel: <text:span text:style-name="T34">К</text:span> <text:span text:style-name="T33">= </text:span>full, <text:span text:style-name="T33">then </text:span><text:span text:style-name="T34">1/2</text:span>, <text:span text:style-name="T34">1/4</text:span></text:p>
            </text:list-item>
            <text:list-item>
              <text:p text:style-name="P17"><text:span text:style-name="T51">Remaining g</text:span>un rounds <text:span text:style-name="T51">are </text:span>also in the bottom right corner of HUD when in gun mode, shown in quarters (4, 3, 2, 1).</text:p>
            </text:list-item>
          </text:list>
        </text:list-item>
        <text:list-item>
          <text:p text:style-name="P18"><text:span text:style-name="T34">Countermeasures</text:span> ... <text:span text:style-name="T34">As needed</text:span> (<text:span text:style-name="T34">Top Hat</text:span> -- F: chaff, B: flares, U: ECM <text:span text:style-name="T52">(if carrying pods)</text:span>, D: IRCM)</text:p>
        </text:list-item>
        <text:list-item>
          <text:p text:style-name="P19"><text:span text:style-name="T46">W</text:span><text:span text:style-name="T41">eapons of the same type fire from the outside in.</text:span></text:p>
        </text:list-item>
      </text:list>
      <text:p text:style-name="P2"/>
      <text:p text:style-name="P3">Cannon</text:p>
      <text:list text:style-name="L3">
        <text:list-item>
          <text:p text:style-name="P15">Press <text:span text:style-name="T39">Gray Reset Hat backward</text:span> to <text:span text:style-name="T34">toggle cannon on.</text:span></text:p>
        </text:list-item>
        <text:list-item>
          <text:p text:style-name="P15">Press <text:span text:style-name="T34">Trigger</text:span> to fire. <text:s/><text:span text:style-name="T40">Fires in short bursts</text:span>.</text:p>
        </text:list-item>
      </text:list>
      <text:p text:style-name="P4"/>
      <text:p text:style-name="P5">Unguided bombs</text:p>
      <text:p text:style-name="P8">All</text:p>
      <text:list text:style-name="L4">
        <text:list-item>
          <text:p text:style-name="P21"><text:span text:style-name="T28">L</text:span><text:span text:style-name="T16">aunch permission override</text:span><text:span text:style-name="T1"> ... </text:span><text:span text:style-name="T16">Off</text:span><text:span text:style-name="T1"> (not sure exactly how to tell, but "LA" should not be on the HUD until release parameters are met)</text:span></text:p>
        </text:list-item>
        <text:list-item>
          <text:p text:style-name="P22"><text:span text:style-name="T28">Set </text:span><text:span text:style-name="T29">ripple and interval</text:span><text:span text:style-name="T6">. <text:s/></text:span><text:span text:style-name="T2">Weapons Control Panel is in the bottom left corner of instrument panel.</text:span></text:p>
        </text:list-item>
      </text:list>
      <text:list xml:id="list1349664333" text:style-name="L5">
        <text:list-item>
          <text:list>
            <text:list-item>
              <text:p text:style-name="P28">Press <text:span text:style-name="T34">Gray Reset Hat left/right</text:span> to turn <text:span text:style-name="T34">interval knob</text:span> (left side of <text:span text:style-name="T47">W</text:span>eapons <text:span text:style-name="T47">C</text:span>ontrol <text:span text:style-name="T47">P</text:span>anel):</text:p>
              <text:list>
                <text:list-item>
                  <text:p text:style-name="P28"><text:span text:style-name="T34">ЗАЛП</text:span> -- Salvo, release all weapons simultaneously</text:p>
                </text:list-item>
                <text:list-item>
                  <text:p text:style-name="P28"><text:span text:style-name="T34">0.1</text:span> - <text:span text:style-name="T34">0.2</text:span> - <text:span text:style-name="T34">0.3</text:span> - <text:span text:style-name="T34">0.4</text:span> -- Release in intervals of this many seconds</text:p>
                </text:list-item>
                <text:list-item>
                  <text:p text:style-name="P23"><text:span text:style-name="T17">СЕРИЯ КМГУ-МБД</text:span><text:span text:style-name="T2"> -- Special setting for </text:span><text:span text:style-name="T17">KMGU</text:span><text:span text:style-name="T2"> submunitions dispenser and </text:span><text:span text:style-name="T18">MDB-2-67U</text:span><text:span text:style-name="T4"> </text:span><text:span text:style-name="T2">MER, </text:span><text:span text:style-name="T5">opens</text:span><text:span text:style-name="T2"> KMGU </text:span><text:span text:style-name="T5">sequentially </text:span><text:span text:style-name="T2">at 2-second intervals, and </text:span><text:span text:style-name="T5">drops </text:span><text:span text:style-name="T2">MER </text:span><text:span text:style-name="T5">bombs </text:span><text:span text:style-name="T2">at 0.3-second intervals.</text:span></text:p>
                </text:list-item>
              </text:list>
            </text:list-item>
            <text:list-item>
              <text:p text:style-name="P28">Press <text:span text:style-name="T34">Gray Reset Hat press</text:span> to turn <text:span text:style-name="T34">quantity knob</text:span><text:span text:style-name="T47"> (right side of Weapons Control Panel)</text:span>:</text:p>
              <text:list>
                <text:list-item>
                  <text:p text:style-name="P29"><text:span text:style-name="T34">ПО 1</text:span> -- <text:span text:style-name="T47">Single </text:span><text:span text:style-name="T48">(may only work </text:span><text:span text:style-name="T47">for inner 4 pylons </text:span><text:span text:style-name="T48">for some weapons, </text:span><text:span text:style-name="T47">outer pylons </text:span><text:span text:style-name="T48">may drop in pairs to maintain balance</text:span><text:span text:style-name="T47">)</text:span></text:p>
                </text:list-item>
                <text:list-item>
                  <text:p text:style-name="P29"><text:span text:style-name="T34">ПО 2</text:span> -- <text:span text:style-name="T47">Pairs</text:span></text:p>
                </text:list-item>
                <text:list-item>
                  <text:p text:style-name="P29"><text:span text:style-name="T34">ПО 4</text:span> -- <text:span text:style-name="T47">Fours</text:span></text:p>
                </text:list-item>
                <text:list-item>
                  <text:p text:style-name="P29"><text:span text:style-name="T34">ВСЕ</text:span> -- <text:span text:style-name="T47">All</text:span></text:p>
                </text:list-item>
              </text:list>
            </text:list-item>
          </text:list>
        </text:list-item>
      </text:list>
      <text:p text:style-name="P9"><text:span text:style-name="T53">CCIP bombing </text:span><text:span text:style-name="T48">(with automatic CCRP mode) -- </text:span><text:span text:style-name="T50">No target designated</text:span></text:p>
      <text:list text:style-name="L6">
        <text:list-item>
          <text:p text:style-name="P24"><text:span text:style-name="T7">P</text:span><text:span text:style-name="T8">ut the </text:span><text:span text:style-name="T3">pipper on the target and </text:span><text:span text:style-name="T25">hold</text:span><text:span text:style-name="T26"> </text:span><text:span text:style-name="T27">Trigger</text:span><text:span text:style-name="T9"> </text:span><text:span text:style-name="T10">until bomb drops</text:span><text:span text:style-name="T9">.</text:span></text:p>
        </text:list-item>
      </text:list>
      <text:list xml:id="list183201076179159" text:continue-list="list1349664333" text:style-name="L5">
        <text:list-item>
          <text:list>
            <text:list-item>
              <text:p text:style-name="P30">If there's no vertical bomb fall line, <text:span text:style-name="T49">holding </text:span>Trigger will enter CCRP mode. <text:s/>Diamond indicator will appear over target point, bombs will drop when range scale arrow on left of HUD reaches bottom.</text:p>
            </text:list-item>
          </text:list>
        </text:list-item>
      </text:list>
      <text:p text:style-name="P10">CCRP bombing -- <text:span text:style-name="T50">With Shkval target designated</text:span></text:p>
      <text:list xml:id="list1310736064" text:style-name="L7">
        <text:list-item>
          <text:p text:style-name="P31">Lock target with Shkval (see steps on other checklist)</text:p>
        </text:list-item>
      </text:list>
      <text:list text:style-name="L8">
        <text:list-item>
          <text:list>
            <text:list-item>
              <text:p text:style-name="P25"><text:span text:style-name="T11">Ground lock </text:span><text:span text:style-name="T12">(</text:span><text:span text:style-name="T11">"KC"</text:span><text:span text:style-name="T12">)</text:span><text:span text:style-name="T11"> is ok, target contrast lock </text:span><text:span text:style-name="T12">(</text:span><text:span text:style-name="T11">"AC"</text:span><text:span text:style-name="T12">)</text:span><text:span text:style-name="T11"> </text:span><text:span text:style-name="T13">is not required to use weapons</text:span><text:span text:style-name="T9">.</text:span></text:p>
            </text:list-item>
          </text:list>
        </text:list-item>
      </text:list>
      <text:list xml:id="list183202985460704" text:continue-list="list1310736064" text:style-name="L7">
        <text:list-item>
          <text:p text:style-name="P32"><text:span text:style-name="T42">When starting attack run, </text:span><text:span text:style-name="T36">turn on laser</text:span><text:span text:style-name="T42"> </text:span><text:span text:style-name="T43">(</text:span><text:span text:style-name="T35">Pinky Switch press</text:span><text:span text:style-name="T43">)</text:span><text:span text:style-name="T42">.</text:span></text:p>
        </text:list-item>
        <text:list-item>
          <text:p text:style-name="P32"><text:span text:style-name="T42">R</text:span><text:span text:style-name="T43">ange scale will be shown on left side of HUD.</text:span></text:p>
        </text:list-item>
        <text:list-item>
          <text:p text:style-name="P33"><text:span text:style-name="T43">When in range, </text:span><text:span text:style-name="T42">hold </text:span><text:span text:style-name="T36">Trigger</text:span><text:span text:style-name="T42"> to </text:span><text:span text:style-name="T44">enable the </text:span><text:span text:style-name="T45">CCRP</text:span><text:span text:style-name="T44"> path pipper. <text:s/>This should appear just above your flight path marker on the HUD. <text:s/>Fly so the vertical tail of the flight path marker aligns exactly with the pipper.</text:span></text:p>
        </text:list-item>
        <text:list-item>
          <text:p text:style-name="P34"><text:span text:style-name="T41">Bomb will drop when range scale reaches bottom.</text:span></text:p>
        </text:list-item>
        <text:list-item>
          <text:p text:style-name="P31"><text:span text:style-name="T37">T</text:span><text:span text:style-name="T36">urn o</text:span><text:span text:style-name="T37">ff</text:span><text:span text:style-name="T36"> laser </text:span><text:span text:style-name="T35">(Pinky Switch press)</text:span><text:span text:style-name="T33">.</text:span></text:p>
        </text:list-item>
      </text:list>
      <text:p text:style-name="P11"/>
      <text:p text:style-name="P6">Rockets</text:p>
      <text:list text:style-name="L9">
        <text:list-item>
          <text:p text:style-name="P26"><text:span text:style-name="T6">Put pipper on the target, </text:span><text:span text:style-name="T14">hold </text:span><text:span text:style-name="T27">Trigger</text:span><text:span text:style-name="T9"> to ripple fire</text:span><text:span text:style-name="T6">.</text:span></text:p>
        </text:list-item>
      </text:list>
      <text:list text:style-name="L10">
        <text:list-item>
          <text:list>
            <text:list-item>
              <text:p text:style-name="P27"><text:span text:style-name="T12">Rockets fire very quickly, </text:span><text:span text:style-name="T15">about 1.3 seconds per pod for S-8s,</text:span><text:span text:style-name="T12"> use short bursts.</text:span></text:p>
            </text:list-item>
          </text:list>
        </text:list-item>
      </text:list>
      <text:p text:style-name="P12"/>
      <text:p text:style-name="P7"><text:span text:style-name="T49">K</text:span>MGU submunition dispensers</text:p>
      <text:list text:style-name="L11">
        <text:list-item>
          <text:p text:style-name="P35"><text:span text:style-name="T41">Level attack, </text:span><text:span text:style-name="T34">50-150 m</text:span><text:span text:style-name="T41">.</text:span></text:p>
        </text:list-item>
        <text:list-item>
          <text:p text:style-name="P35"><text:span text:style-name="T41">Each dispenser covers about 0.23 nmi (425 m), so two dispensers in special sequence timing (</text:span><text:span text:style-name="T38">СЕРИЯ КМГУ-МБД</text:span><text:span text:style-name="T34">)</text:span><text:span text:style-name="T41"> will cover about 0.46 nmi (850 m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32:00.656000000</dc:date>
    <meta:editing-duration>PT18H16M10S</meta:editing-duration>
    <meta:editing-cycles>68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1" meta:word-count="559" meta:character-count="2913" meta:non-whitespace-character-count="2436"/>
  </office:meta>
</office:document-meta>
</file>